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000000316912F8DF3CBD60A79.png" manifest:media-type="image/png"/>
  <manifest:file-entry manifest:full-path="Pictures/10000201000004F200000043158B9A4E3E0E0B34.png" manifest:media-type="image/png"/>
  <manifest:file-entry manifest:full-path="Pictures/10000201000004FC00000169911F62D756B5785B.png" manifest:media-type="image/png"/>
  <manifest:file-entry manifest:full-path="Pictures/10000201000005FE000001C9D6B34A287630A5DA.png" manifest:media-type="image/png"/>
  <manifest:file-entry manifest:full-path="Pictures/100002010000045100000102AE7FB5EB77DBB3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11f" officeooo:paragraph-rsid="000451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sgnment 2A</text:p>
      <text:p text:style-name="P1"><draw:frame draw:style-name="fr2" draw:name="Image1" text:anchor-type="char" svg:width="17cm" svg:height="3.969cm" draw:z-index="0"><draw:image xlink:href="Pictures/100002010000045100000102AE7FB5EB77DBB3DA.png" xlink:type="simple" xlink:show="embed" xlink:actuate="onLoad" loext:mime-type="image/png"/></draw:frame><draw:frame draw:style-name="fr1" draw:name="Image2" text:anchor-type="char" svg:x="0cm" svg:y="3.967cm" svg:width="17cm" svg:height="4.808cm" draw:z-index="1"><draw:image xlink:href="Pictures/10000201000004FC00000169911F62D756B578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ssisgnment 2B</text:p>
      <text:p text:style-name="P1"/>
      <text:p text:style-name="P1"/>
      <text:p text:style-name="P1"><draw:frame draw:style-name="fr2" draw:name="Image3" text:anchor-type="char" svg:width="17cm" svg:height="8.835cm" draw:z-index="2"><draw:image xlink:href="Pictures/10000201000005F000000316912F8DF3CBD60A79.png" xlink:type="simple" xlink:show="embed" xlink:actuate="onLoad" loext:mime-type="image/png"/></draw:frame><draw:frame draw:style-name="fr1" draw:name="Image4" text:anchor-type="char" svg:x="0cm" svg:y="8.834cm" svg:width="17cm" svg:height="5.064cm" draw:z-index="3"><draw:image xlink:href="Pictures/10000201000005FE000001C9D6B34A287630A5DA.png" xlink:type="simple" xlink:show="embed" xlink:actuate="onLoad" loext:mime-type="image/png"/></draw:frame><draw:frame draw:style-name="fr1" draw:name="Image5" text:anchor-type="char" svg:x="0cm" svg:y="13.896cm" svg:width="17cm" svg:height="0.9cm" draw:z-index="4"><draw:image xlink:href="Pictures/10000201000004F200000043158B9A4E3E0E0B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23T14:55:37.460682794</meta:creation-date>
    <dc:date>2026-02-23T15:57:15.145472115</dc:date>
    <meta:editing-duration>PT41M16S</meta:editing-duration>
    <meta:editing-cycles>1</meta:editing-cycles>
    <meta:document-statistic meta:table-count="0" meta:image-count="5" meta:object-count="0" meta:page-count="2" meta:paragraph-count="2" meta:word-count="4" meta:character-count="28" meta:non-whitespace-character-count="26"/>
    <meta:generator>LibreOffice/6.4.7.2$Linux_X86_64 LibreOffice_project/40$Build-2</meta:generator>
  </office:meta>
</office:document-meta>
</file>